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C000002F9826E150B22A51C60.png" manifest:media-type="image/png"/>
  <manifest:file-entry manifest:full-path="Pictures/1000000100000360000000DC5EB4F469FB7ABC4D.png" manifest:media-type="image/png"/>
  <manifest:file-entry manifest:full-path="Pictures/1000000100000322000002B2513367B0B71BA3C8.png" manifest:media-type="image/png"/>
  <manifest:file-entry manifest:full-path="Pictures/100000010000032A00000271FBF7F5D10A9A5A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magine4" text:anchor-type="char" svg:width="17cm" svg:height="13.116cm" draw:z-index="3"><draw:image xlink:href="Pictures/100000010000032A00000271FBF7F5D10A9A5A5B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magine2" text:anchor-type="char" svg:width="17cm" svg:height="14.626cm" draw:z-index="0"><draw:image xlink:href="Pictures/1000000100000322000002B2513367B0B71BA3C8.png" xlink:type="simple" xlink:show="embed" xlink:actuate="onLoad" draw:mime-type="image/png"/></draw:frame><text:soft-page-break/></text:p>
      <text:p text:style-name="Standard"/>
      <text:p text:style-name="Standard"><draw:frame draw:style-name="fr1" draw:name="Immagine3" text:anchor-type="char" svg:width="17cm" svg:height="4.329cm" draw:z-index="1"><draw:image xlink:href="Pictures/1000000100000360000000DC5EB4F469FB7ABC4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magine1" text:anchor-type="char" svg:width="17cm" svg:height="16.252cm" draw:z-index="2"><draw:image xlink:href="Pictures/100000010000031C000002F9826E150B22A51C6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19:16:34.892168958</meta:creation-date>
    <dc:date>2023-01-26T21:02:09.408450122</dc:date>
    <meta:editing-duration>PT1H45M34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3" meta:paragraph-count="0" meta:word-count="0" meta:character-count="0" meta:non-whitespace-character-count="0"/>
  </office:meta>
</office:document-meta>
</file>